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Arial" fo:font-size="14pt" style:text-underline-style="solid" style:text-underline-width="auto" style:text-underline-color="font-color" fo:font-weight="bold" officeooo:rsid="001e5949" officeooo:paragraph-rsid="001e5949" style:font-size-asian="12.25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Arial" fo:font-size="12pt" style:text-underline-style="none" fo:font-weight="normal" officeooo:rsid="001e5949" officeooo:paragraph-rsid="001e5949" style:font-size-asian="10.5pt" style:font-weight-asian="normal" style:font-size-complex="12pt" style:font-weight-complex="normal"/>
    </style:style>
    <style:style style:name="P3" style:family="paragraph" style:parent-style-name="Standard" style:list-style-name="L1">
      <style:paragraph-properties fo:text-align="start" style:justify-single-word="false"/>
      <style:text-properties style:font-name="Arial" fo:font-size="12pt" style:text-underline-style="none" fo:font-weight="normal" officeooo:rsid="001e5949" officeooo:paragraph-rsid="001e5949" style:font-size-asian="10.5pt" style:font-weight-asian="normal" style:font-size-complex="12pt" style:font-weight-complex="normal"/>
    </style:style>
    <style:style style:name="P4" style:family="paragraph" style:parent-style-name="Standard" style:list-style-name="L2">
      <style:paragraph-properties fo:text-align="start" style:justify-single-word="false"/>
      <style:text-properties style:font-name="Arial" fo:font-size="12pt" style:text-underline-style="none" fo:font-weight="normal" officeooo:rsid="001e5949" officeooo:paragraph-rsid="001e5949" style:font-size-asian="10.5pt" style:font-weight-asian="normal" style:font-size-complex="12pt" style:font-weight-complex="normal"/>
    </style:style>
    <style:style style:name="P5" style:family="paragraph" style:parent-style-name="Standard" style:list-style-name="L3">
      <style:paragraph-properties fo:text-align="start" style:justify-single-word="false"/>
      <style:text-properties style:font-name="Arial" fo:font-size="12pt" style:text-underline-style="none" fo:font-weight="normal" officeooo:rsid="001e5949" officeooo:paragraph-rsid="001e5949" style:font-size-asian="10.5pt" style:font-weight-asian="normal" style:font-size-complex="12pt" style:font-weight-complex="normal"/>
    </style:style>
    <style:style style:name="P6" style:family="paragraph" style:parent-style-name="Standard" style:list-style-name="L4">
      <style:paragraph-properties fo:text-align="start" style:justify-single-word="false"/>
      <style:text-properties style:font-name="Arial" fo:font-size="12pt" style:text-underline-style="none" fo:font-weight="normal" officeooo:rsid="001e5949" officeooo:paragraph-rsid="001e5949" style:font-size-asian="10.5pt" style:font-weight-asian="normal" style:font-size-complex="12pt" style:font-weight-complex="normal"/>
    </style:style>
    <style:style style:name="P7" style:family="paragraph" style:parent-style-name="Standard" style:list-style-name="L5">
      <style:paragraph-properties fo:text-align="start" style:justify-single-word="false"/>
      <style:text-properties style:font-name="Arial" fo:font-size="12pt" style:text-underline-style="none" fo:font-weight="normal" officeooo:rsid="001e5949" officeooo:paragraph-rsid="001e5949" style:font-size-asian="10.5pt" style:font-weight-asian="normal" style:font-size-complex="12pt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Arial" fo:font-size="12pt" style:text-underline-style="solid" style:text-underline-width="auto" style:text-underline-color="font-color" fo:font-weight="bold" officeooo:rsid="001e5949" officeooo:paragraph-rsid="001e5949" style:font-size-asian="10.5pt" style:font-weight-asian="bold" style:font-size-complex="12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Hinweis zur Weiterentwicklung des Produktes</text:p>
      <text:p text:style-name="P1"/>
      <text:p text:style-name="P2"/>
      <text:p text:style-name="P8">Profilübersicht</text:p>
      <text:p text:style-name="P8"/>
      <text:list xml:id="list6537849565368563894" text:style-name="L1">
        <text:list-item>
          <text:p text:style-name="P3">Die Profilübersicht könnte man noch so abändern, das man auch auf die Profile der anderen zugreifen kann</text:p>
        </text:list-item>
      </text:list>
      <text:p text:style-name="P2"/>
      <text:p text:style-name="P8">Mobile Version</text:p>
      <text:p text:style-name="P8"/>
      <text:list xml:id="list763693460927614034" text:style-name="L2">
        <text:list-item>
          <text:p text:style-name="P4">Anpassung der Webseite an Mobile-Geräte</text:p>
        </text:list-item>
      </text:list>
      <text:p text:style-name="P2"/>
      <text:p text:style-name="P8">User-Control-Panel</text:p>
      <text:p text:style-name="P8"/>
      <text:list xml:id="list2531734854245915716" text:style-name="L3">
        <text:list-item>
          <text:p text:style-name="P5">Hinzufügung eine Control-Panels für die normalen Nutzer, in welchem sie ihren Namen, ihr Passwort, ihre E-Mail und ihren Account zurücksetzen können oder auch löschen</text:p>
        </text:list-item>
      </text:list>
      <text:p text:style-name="P2"/>
      <text:p text:style-name="P8">Chat</text:p>
      <text:p text:style-name="P8"/>
      <text:list xml:id="list2609797345646417875" text:style-name="L4">
        <text:list-item>
          <text:p text:style-name="P6">Einbauen eines Chats, in welchem sich die User unterhalten können</text:p>
        </text:list-item>
      </text:list>
      <text:p text:style-name="P2"/>
      <text:p text:style-name="P8">Verwendung der E-Mail</text:p>
      <text:p text:style-name="P8"/>
      <text:list xml:id="list460025640710316435" text:style-name="L5">
        <text:list-item>
          <text:p text:style-name="P7">Einbauen einer Funktion, welche eine E-Mail an den jeweiligen Account schickt um ihn z.B. zu bestätigen oder zu benachrichtigen das er/sie z.B. alle Fragen in einem Themenbereich abgeschlossen hat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4T13:50:37.689000000</meta:creation-date>
    <dc:date>2017-04-24T13:57:45.612000000</dc:date>
    <meta:editing-duration>PT7M8S</meta:editing-duration>
    <meta:editing-cycles>1</meta:editing-cycles>
    <meta:document-statistic meta:table-count="0" meta:image-count="0" meta:object-count="0" meta:page-count="1" meta:paragraph-count="11" meta:word-count="103" meta:character-count="690" meta:non-whitespace-character-count="603"/>
    <meta:generator>LibreOffice/5.2.6.2$Windows_x86 LibreOffice_project/a3100ed2409ebf1c212f5048fbe377c281438fdc</meta:generator>
  </office:meta>
</office:document-meta>
</file>